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rsid="0020e27f" officeooo:paragraph-rsid="0020e27f" style:font-size-asian="12pt" style:font-size-complex="12pt"/>
    </style:style>
    <style:style style:name="P8" style:family="paragraph" style:parent-style-name="Standard">
      <style:text-properties style:font-name="Times New Roman" fo:font-size="12pt" officeooo:paragraph-rsid="0020245b" style:font-size-asian="12pt" style:font-size-complex="12pt"/>
    </style:style>
    <style:style style:name="P9" style:family="paragraph" style:parent-style-name="Standard">
      <style:paragraph-properties fo:text-align="start" style:justify-single-word="false"/>
      <style:text-properties fo:font-variant="normal" fo:text-transform="none" fo:color="#000000" loext:opacity="100%" style:font-name="Times New Roman" fo:font-size="12pt" fo:letter-spacing="normal" fo:font-style="normal" fo:font-weight="bold" officeooo:rsid="001e4019" officeooo:paragraph-rsid="001e4019" style:font-name-asian="Times New Roman1" style:font-size-asian="12pt" style:font-weight-asian="bold" style:font-name-complex="Times New Roman1" style:font-size-complex="12pt" style:font-weight-complex="bold"/>
    </style:style>
    <style:style style:name="P10"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20245b" style:text-blinking="false" fo:background-color="transparent" style:font-size-asian="12pt" style:font-size-complex="12pt"/>
    </style:style>
    <style:style style:name="P11"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2" style:family="paragraph" style:parent-style-name="Text_20_body">
      <loext:graphic-properties draw:fill="solid" draw:fill-color="#ffffff" draw:opacity="100%"/>
      <style:paragraph-properties fo:margin-top="0cm" fo:margin-bottom="0cm" style:contextual-spacing="false" fo:line-height="129%" fo:text-align="justify" style:justify-single-word="false" fo:background-color="#ffffff"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13" style:family="paragraph" style:parent-style-name="Text_20_body">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0245b" style:text-blinking="false" fo:background-color="transparent" style:font-size-asian="12pt" style:font-size-complex="12pt"/>
    </style:style>
    <style:style style:name="P14"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5" style:family="paragraph" style:parent-style-name="Text_20_body">
      <loext:graphic-properties draw:fill="solid" draw:fill-color="#ffffff" draw:opacity="100%"/>
      <style:paragraph-properties fo:margin-top="0cm" fo:margin-bottom="0cm" style:contextual-spacing="false" fo:line-height="129%" fo:text-align="justify" style:justify-single-word="false" fo:background-color="#ffffff"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list-style-name="L3">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Text_20_body" style:list-style-name="L3">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4">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4">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cm" fo:margin-bottom="0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4c71d" style:text-blinking="false" fo:background-color="transparent" style:font-size-asian="12pt" style:font-size-complex="12pt"/>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text-properties style:font-name="Times New Roman" fo:font-size="12pt" officeooo:paragraph-rsid="0020245b" style:font-size-asian="12pt" style:font-size-complex="12pt"/>
    </style:style>
    <style:style style:name="P23" style:family="paragraph" style:parent-style-name="Text_20_body">
      <style:text-properties style:font-name="Times New Roman" fo:font-size="12pt" officeooo:paragraph-rsid="0021eacd" style:font-size-asian="12pt" style:font-size-complex="12pt"/>
    </style:style>
    <style:style style:name="P24" style:family="paragraph" style:parent-style-name="Text_20_body">
      <style:paragraph-properties fo:text-align="justify" style:justify-single-word="false"/>
      <style:text-properties style:font-name="Times New Roman" fo:font-size="12pt" officeooo:paragraph-rsid="001e4019" style:font-size-asian="12pt" style:font-size-complex="12pt"/>
    </style:style>
    <style:style style:name="P25" style:family="paragraph" style:parent-style-name="Text_20_body">
      <style:paragraph-properties fo:margin-top="0cm" fo:margin-bottom="0cm" style:contextual-spacing="false" fo:line-height="129%" fo:text-align="justify" style:justify-single-word="false" style:writing-mode="lr-tb"/>
      <style:text-properties style:font-name="Times New Roman" fo:font-size="12pt" style:font-size-asian="12pt" style:font-size-complex="12pt"/>
    </style:style>
    <style:style style:name="P26" style:family="paragraph" style:parent-style-name="Text_20_body" style:list-style-name="L4">
      <loext:graphic-properties draw:fill="solid" draw:fill-color="#ffffff" draw:opacity="100%"/>
      <style:paragraph-properties fo:margin-top="0cm" fo:margin-bottom="0cm" style:contextual-spacing="false" fo:line-height="129%" fo:text-align="justify" style:justify-single-word="false" fo:background-color="#ffffff" fo:padding="0cm" fo:border="none" style:writing-mode="lr-tb"/>
      <style:text-properties style:font-name="Times New Roman" fo:font-size="12pt" style:font-size-asian="12pt" style:font-size-complex="12pt"/>
    </style:style>
    <style:style style:name="P27" style:family="paragraph" style:parent-style-name="normal">
      <style:paragraph-properties fo:text-align="start" style:justify-single-word="false"/>
      <style:text-properties fo:font-variant="normal" fo:text-transform="none" fo:color="#000000" loext:opacity="100%" style:font-name="Times New Roman" fo:font-size="12pt" fo:letter-spacing="normal" fo:font-style="normal" fo:font-weight="bold" officeooo:rsid="001b956a" officeooo:paragraph-rsid="001b956a" style:font-name-asian="Times New Roman1" style:font-size-asian="12pt" style:font-weight-asian="bold" style:font-name-complex="Times New Roman1" style:font-size-complex="12pt" style:font-weight-complex="bold"/>
    </style:style>
    <style:style style:name="P28"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29"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21eacd" style:font-name-asian="Times New Roman1" style:font-name-complex="Times New Roman1"/>
    </style:style>
    <style:style style:name="T6" style:family="text">
      <style:text-properties fo:font-variant="normal" fo:text-transform="none" fo:color="#000000" loext:opacity="100%" fo:letter-spacing="normal" fo:font-style="normal" officeooo:rsid="00228b9f" style:font-name-asian="Times New Roman1" style:font-name-complex="Times New Roman1"/>
    </style:style>
    <style:style style:name="T7" style:family="text">
      <style:text-properties fo:font-variant="normal" fo:text-transform="none" fo:color="#000000" loext:opacity="100%" fo:letter-spacing="normal" fo:font-style="normal" officeooo:rsid="00242273" style:font-name-asian="Times New Roman1" style:font-name-complex="Times New Roman1"/>
    </style:style>
    <style:style style:name="T8" style:family="text">
      <style:text-properties fo:font-variant="normal" fo:text-transform="none" fo:color="#000000" loext:opacity="100%" fo:letter-spacing="normal" fo:font-style="normal" officeooo:rsid="0024c71d" style:font-name-asian="Times New Roman1" style:font-name-complex="Times New Roman1"/>
    </style:style>
    <style:style style:name="T9"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10"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1" style:family="text">
      <style:text-properties fo:font-variant="normal" fo:text-transform="none" fo:color="#000000" loext:opacity="100%" style:text-line-through-style="none" style:text-line-through-type="none" style:font-name="Calibri3"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12" style:family="text">
      <style:text-properties fo:font-variant="normal" fo:text-transform="none" fo:color="#000000" loext:opacity="100%" style:text-line-through-style="none" style:text-line-through-type="none" style:font-name="Calibri3" fo:letter-spacing="normal" fo:font-style="normal" style:text-underline-style="none" fo:font-weight="normal" officeooo:rsid="0020245b" style:letter-kerning="true" style:text-blinking="false" fo:background-color="transparent" loext:char-shading-value="0" style:font-weight-asian="bold"/>
    </style:style>
    <style:style style:name="T13" style:family="text">
      <style:text-properties fo:font-variant="normal" fo:text-transform="none" fo:color="#000000" loext:opacity="100%" style:text-line-through-style="none" style:text-line-through-type="none" style:font-name="Calibri3" fo:letter-spacing="normal" fo:font-style="normal" style:text-underline-style="none" fo:font-weight="bold" officeooo:rsid="0020245b" style:letter-kerning="true" style:text-blinking="false" fo:background-color="transparent" loext:char-shading-value="0" style:font-weight-asian="bold"/>
    </style:style>
    <style:style style:name="T14" style:family="text">
      <style:text-properties fo:font-variant="normal" fo:text-transform="none" fo:color="#000000" loext:opacity="100%" style:text-line-through-style="none" style:text-line-through-type="none" style:font-name="Calibri3"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Calibri3" fo:font-size="12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fo:letter-spacing="normal" style:text-underline-style="none" fo:font-weight="bold" officeooo:rsid="0020245b" style:letter-kerning="true" style:text-blinking="false" fo:background-color="transparent" loext:char-shading-value="0" style:font-weight-asian="bold"/>
    </style:style>
    <style:style style:name="T17" style:family="text">
      <style:text-properties fo:font-variant="normal" fo:text-transform="none" fo:color="#000000" loext:opacity="100%" style:text-line-through-style="none" style:text-line-through-type="none" fo:letter-spacing="normal" fo:font-style="normal" style:text-underline-style="none" fo:font-weight="normal" officeooo:rsid="001e4019" style:text-blinking="false" fo:background-color="transparent" loext:char-shading-value="0" style:font-name-asian="Times New Roman1" style:font-weight-asian="normal" style:font-name-complex="Times New Roman1" style:font-weight-complex="normal"/>
    </style:style>
    <style:style style:name="T18" style:family="text">
      <style:text-properties fo:font-variant="normal" fo:text-transform="none" fo:color="#000000" loext:opacity="100%" style:text-line-through-style="none" style:text-line-through-type="none" fo:letter-spacing="normal" fo:font-style="normal" style:text-underline-style="none" fo:font-weight="normal" officeooo:rsid="0020245b" style:letter-kerning="true" style:text-blinking="false" fo:background-color="transparent" loext:char-shading-value="0" style:font-weight-asian="bold"/>
    </style:style>
    <style:style style:name="T19" style:family="text">
      <style:text-properties fo:font-variant="normal" fo:text-transform="none" fo:color="#000000" loext:opacity="100%" style:text-line-through-style="none" style:text-line-through-type="none" fo:letter-spacing="normal" fo:font-style="normal" style:text-underline-style="none" fo:font-weight="bold" officeooo:rsid="0020245b" style:letter-kerning="true" style:text-blinking="false" fo:background-color="transparent" loext:char-shading-value="0" style:font-weight-asian="bold"/>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25" style:family="text">
      <style:text-properties fo:font-variant="normal" fo:text-transform="none" style:use-window-font-color="true" loext:opacity="0%" style:text-line-through-style="none" style:text-line-through-type="none" style:font-name="Calibri3" fo:letter-spacing="normal" fo:font-style="normal" style:text-underline-style="none" fo:font-weight="normal" style:letter-kerning="true" style:text-blinking="false" fo:background-color="transparent" loext:char-shading-value="0" style:font-weight-asian="normal"/>
    </style:style>
    <style:style style:name="T26"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fo:background-color="transparent" loext:char-shading-value="0" style:font-weight-asian="normal"/>
    </style:style>
    <style:style style:name="T27" style:family="text">
      <style:text-properties style:use-window-font-color="true" loext:opacity="0%" fo:letter-spacing="normal" fo:font-weight="normal" style:letter-kerning="true" style:font-weight-asian="normal"/>
    </style:style>
    <style:style style:name="T28" style:family="text">
      <style:text-properties style:use-window-font-color="true" loext:opacity="0%" fo:letter-spacing="normal" fo:font-weight="bold" style:letter-kerning="true" style:font-weight-asian="bold"/>
    </style:style>
    <style:style style:name="T29" style:family="text">
      <style:text-properties style:use-window-font-color="true" loext:opacity="0%" fo:letter-spacing="normal" fo:font-weight="bold" officeooo:rsid="0020245b" style:letter-kerning="true" style:font-weight-asian="bold"/>
    </style:style>
    <style:style style:name="T30" style:family="text">
      <style:text-properties style:use-window-font-color="true" loext:opacity="0%" fo:letter-spacing="normal" fo:font-weight="bold" officeooo:rsid="0020e27f" style:letter-kerning="true" style:font-weight-asian="bold"/>
    </style:style>
    <style:style style:name="T31" style:family="text">
      <style:text-properties style:use-window-font-color="true" loext:opacity="0%" fo:letter-spacing="normal" fo:font-weight="bold" style:letter-kerning="true" style:font-size-asian="12pt" style:font-weight-asian="bold" style:font-size-complex="12pt"/>
    </style:style>
    <style:style style:name="T32" style:family="text">
      <style:text-properties style:use-window-font-color="true" loext:opacity="0%" fo:letter-spacing="normal" style:letter-kerning="true"/>
    </style:style>
    <style:style style:name="T33" style:family="text">
      <style:text-properties style:use-window-font-color="true" loext:opacity="0%" fo:letter-spacing="normal" officeooo:rsid="0020e27f" style:letter-kerning="true" style:font-weight-asian="bold"/>
    </style:style>
    <style:style style:name="T34" style:family="text">
      <style:text-properties officeooo:rsid="0024c71d"/>
    </style:style>
    <style:style style:name="T35" style:family="text">
      <style:text-properties style:text-line-through-style="none" style:text-line-through-type="none" style:text-underline-style="none" style:text-blinking="false"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4">E</text:span><text:span text:style-name="T3">xperiment No: </text:span><text:span text:style-name="T8">3</text:span></text:p>
      <text:p text:style-name="P9"><text:bookmark text:name="docs-internal-guid-85f1436f-7fff-33d2-aabc-edadf893e4ca"/><text:span text:style-name="T35">Remote Method Invocation</text:span></text:p>
      <text:p text:style-name="P29"><text:span text:style-name="T10">Aim: </text:span><text:bookmark text:name="docs-internal-guid-61797786-7fff-52bb-f60d-d30ea407b243"/><text:span text:style-name="T17">To implement Remote Method Invocation.</text:span></text:p>
      <text:p text:style-name="P27">Theory: </text:p>
      <text:p text:style-name="P24"><text:bookmark text:name="docs-internal-guid-23992a9e-7fff-769d-0c8a-9538e7ae24e6"/><text:span text:style-name="T18">The </text:span><text:span text:style-name="T19">RMI </text:span><text:span text:style-name="T18">(Remote Method Invocation) is an API that provides a mechanism to create distributed application in java. The RMI allows an object to invoke methods on an object running in another JVM.</text:span></text:p>
      <text:p text:style-name="P25"><text:span text:style-name="T21">The RMI provides remote communication between the applications using two objects stub and skeleton. RMI uses stub and skeleton object for communication with the remote object. A </text:span><text:span text:style-name="T22">remote object</text:span><text:span text:style-name="T20"> </text:span><text:span text:style-name="T21">is an object whose method can be invoked from another JVM. Let's understand the stub and skeleton objects:</text:span></text:p>
      <text:p text:style-name="P11">Stub</text:p>
      <text:p text:style-name="P14">The stub is an object, acts as a gateway for the client side. All the outgoing requests are routed through it. It resides at the client side and represents the remote object. When the caller invokes method on the stub object, it does the following tasks:</text:p>
      <text:list xml:id="list843531833" text:style-name="L3">
        <text:list-item>
          <text:p text:style-name="P16">It initiates a connection with remote Virtual Machine (JVM),</text:p>
        </text:list-item>
        <text:list-item>
          <text:p text:style-name="P17">It writes and transmits (marshals) the parameters to the remote Virtual Machine (JVM),</text:p>
        </text:list-item>
        <text:list-item>
          <text:p text:style-name="P17">It waits for the result</text:p>
        </text:list-item>
        <text:list-item>
          <text:p text:style-name="P17">It reads the return value or exception, and</text:p>
        </text:list-item>
        <text:list-item>
          <text:p text:style-name="P17">It finally, returns the value to the caller.</text:p>
        </text:list-item>
      </text:list>
      <text:p text:style-name="P12">Skeleton</text:p>
      <text:p text:style-name="P15">The skeleton is an object, acts as a gateway for the server-side object. All the incoming requests are routed through it. When the skeleton receives the incoming request, it does the following tasks:</text:p>
      <text:list xml:id="list1740178098" text:style-name="L4">
        <text:list-item>
          <text:p text:style-name="P18">It reads the parameter for the remote method</text:p>
        </text:list-item>
        <text:list-item>
          <text:p text:style-name="P19">It invokes the method on the actual remote object, and</text:p>
        </text:list-item>
        <text:list-item>
          <text:p text:style-name="P26"><text:span text:style-name="T21">It writes and transmits (marshals) the result to the caller.</text:span></text:p>
        </text:list-item>
      </text:list>
      <text:p text:style-name="P8"><text:span text:style-name="T29"/></text:p>
      <text:p text:style-name="P8"><text:span text:style-name="T29">Program:</text:span></text:p>
      <text:p text:style-name="P13"><text:bookmark text:name="docs-internal-guid-4ef699f9-7fff-a4fa-e5ea-88b05a87476d"/><text:span text:style-name="T30">//server code</text:span></text:p>
      <text:p text:style-name="P14">import java.rmi.*;</text:p>
      <text:p text:style-name="P14">import java.rmi.registry.*;</text:p>
      <text:p text:style-name="P21"/>
      <text:p text:style-name="P14">public class MyServer{</text:p>
      <text:p text:style-name="P21"/>
      <text:p text:style-name="P14">public static void main(String args[]){</text:p>
      <text:p text:style-name="P14">try{</text:p>
      <text:p text:style-name="P21"><text:soft-page-break/></text:p>
      <text:p text:style-name="P14">Adder stub=new AdderRemote();</text:p>
      <text:p text:style-name="P14">Naming.rebind("rmi://localhost:5000/white",stub);</text:p>
      <text:p text:style-name="P13"><text:bookmark text:name="docs-internal-guid-a9bdeb1e-7fff-ff89-25b1-2dd0bd7765e2"/><text:span text:style-name="T30">System.out.println("Server Started");</text:span></text:p>
      <text:p text:style-name="P14">}catch(Exception e){System.out.println(e);}</text:p>
      <text:p text:style-name="P14">}}</text:p>
      <text:p text:style-name="P21"/>
      <text:p text:style-name="P14">//client code</text:p>
      <text:p text:style-name="P14">import java.rmi.*;</text:p>
      <text:p text:style-name="P21"/>
      <text:p text:style-name="P14">public class MyClient{</text:p>
      <text:p text:style-name="P21"/>
      <text:p text:style-name="P14">public static void main(String args[]){</text:p>
      <text:p text:style-name="P14">try{</text:p>
      <text:p text:style-name="P21"/>
      <text:p text:style-name="P14">Adder stub=(Adder)Naming.lookup("rmi://localhost:5000/white");</text:p>
      <text:p text:style-name="P14">System.out.println(stub.add(9,9));</text:p>
      <text:p text:style-name="P21"/>
      <text:p text:style-name="P14">}catch(Exception e){System.out.println(e);}</text:p>
      <text:p text:style-name="P14">}}</text:p>
      <text:p text:style-name="P21"/>
      <text:p text:style-name="P14">//adder remote code</text:p>
      <text:p text:style-name="P14">import java.rmi.*;</text:p>
      <text:p text:style-name="P14">import java.rmi.server.*;</text:p>
      <text:p text:style-name="P21"/>
      <text:p text:style-name="P14">public class AdderRemote extends UnicastRemoteObject implements Adder{</text:p>
      <text:p text:style-name="P21"/>
      <text:p text:style-name="P14">AdderRemote()throws RemoteException{</text:p>
      <text:p text:style-name="P14">super();</text:p>
      <text:p text:style-name="P14">}</text:p>
      <text:p text:style-name="P21"/>
      <text:p text:style-name="P14">public int add(int x,int y){return x+y;}</text:p>
      <text:p text:style-name="P14"><text:soft-page-break/>}</text:p>
      <text:p text:style-name="P10"><text:span text:style-name="T33"/></text:p>
      <text:p text:style-name="P10"><text:bookmark text:name="docs-internal-guid-4bbabc9e-7fff-1c01-a095-0385a6f4c6de"/><text:span text:style-name="T33">Output:</text:span></text:p>
      <text:p text:style-name="P14">C:\Users\<text:span text:style-name="T34">deeprajb</text:span>\Dropbox\dos tutorials\expt3&gt;javac *.java</text:p>
      <text:p text:style-name="P20">C:\Users\<text:span text:style-name="T34">deeprajb</text:span>\Dropbox\dos tutorials\expt3&gt;rmic AdderRemote</text:p>
      <text:p text:style-name="P20">C:\Users\<text:span text:style-name="T34">deeprajb </text:span>Dropbox\dos tutorials\expt3&gt;rmiregistry 5000</text:p>
      <text:p text:style-name="P20">C:\Users\<text:span text:style-name="T34">deeprajb</text:span>\Dropbox\dos tutorials\expt3&gt;java MyServer</text:p>
      <text:p text:style-name="P20">C:\Users\<text:span text:style-name="T34">deeprajb</text:span>\Dropbox\dos tutorials\expt3&gt;java MyClient</text:p>
      <text:p text:style-name="P14">18</text:p>
      <text:p text:style-name="P22"><text:span text:style-name="T30"/></text:p>
      <text:p text:style-name="P23"><text:span text:style-name="T30"/></text:p>
      <text:p text:style-name="P23"><text:span text:style-name="T30"/></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6"><text:span text:style-name="T28">Conclusion: </text:span><text:bookmark text:name="docs-internal-guid-6c688749-7fff-9d55-4745-35b4e15bd6d3"/><text:span text:style-name="T26">Remote Method Invocation experiment was implemented and executed successful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Bold" svg:font-family="'Calibri,Bold'"/>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2:35:32.345071219</dc:date>
    <meta:editing-duration>PT3H45S</meta:editing-duration>
    <meta:editing-cycles>30</meta:editing-cycles>
    <meta:generator>LibreOffice/7.3.1.3$MacOSX_AARCH64 LibreOffice_project/a69ca51ded25f3eefd52d7bf9a5fad8c90b87951</meta:generator>
    <meta:document-statistic meta:table-count="0" meta:image-count="0" meta:object-count="0" meta:page-count="3" meta:paragraph-count="59" meta:word-count="367" meta:character-count="2757" meta:non-whitespace-character-count="2456"/>
  </office:meta>
</office:document-meta>
</file>